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700000188DBCB6C9127C794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82cm, 1.644cm, 0cm, 20.51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701cm" svg:x="1cm" svg:y="10.999cm">
          <draw:image xlink:href="Pictures/10000001000003C700000188DBCB6C9127C794A1.png" xlink:type="simple" xlink:show="embed" xlink:actuate="onLoad" draw:mime-type="image/png">
            <text:p/>
          </draw:image>
        </draw:frame>
        <draw:frame draw:style-name="gr2" draw:text-style-name="P1" draw:layer="layout" svg:width="2.539cm" svg:height="2.144cm" svg:x="17.44cm" svg:y="16.557cm">
          <draw:image xlink:href="Pictures/10000001000003C700000188DBCB6C9127C794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2T04:30:54.570793656</dc:date>
    <meta:editing-duration>PT4S</meta:editing-duration>
    <meta:editing-cycles>1</meta:editing-cycles>
    <meta:document-statistic meta:object-count="2"/>
    <meta:generator>LibreOffice/7.3.7.2$Linux_X86_64 LibreOffice_project/30$Build-2</meta:generator>
  </office:meta>
</office:document-meta>
</file>